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m bored.</text:p>
          </table:table-cell>
          <table:table-cell table:number-columns-repeated="1020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're bored, then how about some
training?</text:p>
          </table:table-cell>
          <table:table-cell table:number-columns-repeated="1020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style-name="ce0"/>
          <table:table-cell table:style-name="ce0"/>
          <table:table-cell table:style-name="ce0" office:value-type="string">
            <text:p>As you are now, even to call you unbelievably
feeble for the head of a great demon family
would be generous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h-Shut up!! Don't bring this up again!!</text:p>
          </table:table-cell>
          <table:table-cell table:number-columns-repeated="1020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style-name="ce0"/>
          <table:table-cell table:style-name="ce0"/>
          <table:table-cell table:style-name="ce0" office:value-type="string">
            <text:p>Doesn't everyone have a weak spot or two?!!</text:p>
          </table:table-cell>
          <table:table-cell table:number-columns-repeated="1020"/>
        </table:table-row>
        <table:table-row>
          <table:table-cell table:style-name="ce0" office:value-type="string">
            <text:p>私には特に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say I do, in particular.</text:p>
          </table:table-cell>
          <table:table-cell table:number-columns-repeated="1020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s that so?! I don't believe that one bit!!</text:p>
          </table:table-cell>
          <table:table-cell table:number-columns-repeated="1020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style-name="ce0"/>
          <table:table-cell table:style-name="ce0"/>
          <table:table-cell table:style-name="ce0" office:value-type="string">
            <text:p>There's sure to be something that I can
beat you at!</text:p>
          </table:table-cell>
          <table:table-cell table:number-columns-repeated="1020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pains to me say this, but I do not believe
there is a single thing I would lose to you
at under fair conditions, Carat-sama.</text:p>
          </table:table-cell>
          <table:table-cell table:number-columns-repeated="1020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ammit all—!! Very well then, let us put
that to the test!!</text:p>
          </table:table-cell>
          <table:table-cell table:number-columns-repeated="1020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style-name="ce0"/>
          <table:table-cell table:style-name="ce0"/>
          <table:table-cell table:style-name="ce0" office:value-type="string">
            <text:p>I shall choose any competition of my liking,
and if I beat you, you will kneel before
me! Kneel on the ground, I say!!</text:p>
          </table:table-cell>
          <table:table-cell table:number-columns-repeated="1020"/>
        </table:table-row>
        <table:table-row>
          <table:table-cell table:style-name="ce0" office:value-type="string">
            <text:p>構い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say so.</text:p>
          </table:table-cell>
          <table:table-cell table:number-columns-repeated="1020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ll riiiiight, I'm definitely going to
smash her pride to pieces—!!)</text:p>
          </table:table-cell>
          <table:table-cell table:number-columns-repeated="1020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style-name="ce0"/>
          <table:table-cell table:style-name="ce0"/>
          <table:table-cell table:style-name="ce0" office:value-type="string">
            <text:p>(...Now that I think about it, something
that I can beat her at in a fair fight...
is there anything like that?)</text:p>
          </table:table-cell>
          <table:table-cell table:number-columns-repeated="1020"/>
        </table:table-row>
        <table:table-row>
          <table:table-cell table:style-name="ce0" office:value-type="string">
            <text:p>（うーーーん・・・）</text:p>
          </table:table-cell>
          <table:table-cell table:style-name="ce0"/>
          <table:table-cell table:style-name="ce0"/>
          <table:table-cell table:style-name="ce0" office:value-type="string">
            <text:p>(Hmmmmmmm...)</text:p>
          </table:table-cell>
          <table:table-cell table:number-columns-repeated="1020"/>
        </table:table-row>
        <table:table-row>
          <table:table-cell table:style-name="ce0" office:value-type="string">
            <text:p>（あっ！！　アレだ！！！）</text:p>
          </table:table-cell>
          <table:table-cell table:style-name="ce0"/>
          <table:table-cell table:style-name="ce0"/>
          <table:table-cell table:style-name="ce0" office:value-type="string">
            <text:p>(Ah!! That's it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